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08adb" officeooo:paragraph-rsid="00108adb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officeooo:rsid="00108adb" officeooo:paragraph-rsid="00108adb" style:font-size-asian="12.25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officeooo:rsid="00108adb" officeooo:paragraph-rsid="00108adb" style:font-size-asian="12.25pt" style:font-size-complex="14pt"/>
    </style:style>
    <style:style style:name="P4" style:family="paragraph" style:parent-style-name="Standard" style:list-style-name="L3">
      <style:paragraph-properties fo:text-align="start" style:justify-single-word="false"/>
      <style:text-properties fo:font-size="14pt" officeooo:rsid="00108adb" officeooo:paragraph-rsid="00108adb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1dc4a" officeooo:paragraph-rsid="0011dc4a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1dc4a" officeooo:paragraph-rsid="0012017e" style:font-size-asian="12.25pt" style:font-size-complex="14pt"/>
    </style:style>
    <style:style style:name="P7" style:family="paragraph" style:parent-style-name="Standard" style:list-style-name="L15">
      <style:paragraph-properties fo:text-align="start" style:justify-single-word="false"/>
      <style:text-properties fo:font-size="14pt" officeooo:rsid="0012cbc8" officeooo:paragraph-rsid="0012cbc8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2cbc8" officeooo:paragraph-rsid="0012cbc8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08adb" officeooo:paragraph-rsid="00108adb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2cbc8" officeooo:paragraph-rsid="0012cbc8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2cbc8" officeooo:paragraph-rsid="0012cbc8" style:font-size-asian="12.25pt" style:font-weight-asian="normal" style:font-size-complex="14pt" style:font-weight-complex="normal"/>
    </style:style>
    <style:style style:name="P12" style:family="paragraph" style:parent-style-name="Standard" style:list-style-name="L16">
      <style:paragraph-properties fo:text-align="start" style:justify-single-word="false"/>
      <style:text-properties fo:font-size="14pt" fo:font-weight="normal" officeooo:rsid="0012cbc8" officeooo:paragraph-rsid="0012cbc8" style:font-size-asian="12.25pt" style:font-weight-asian="normal" style:font-size-complex="14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108adb"/>
    </style:style>
    <style:style style:name="P14" style:family="paragraph" style:parent-style-name="Standard">
      <style:paragraph-properties fo:text-align="start" style:justify-single-word="false"/>
      <style:text-properties officeooo:paragraph-rsid="0011dc4a"/>
    </style:style>
    <style:style style:name="P15" style:family="paragraph" style:parent-style-name="Standard" style:list-style-name="L5">
      <style:paragraph-properties fo:text-align="start" style:justify-single-word="false"/>
      <style:text-properties officeooo:paragraph-rsid="0012017e"/>
    </style:style>
    <style:style style:name="P16" style:family="paragraph" style:parent-style-name="Standard" style:list-style-name="L12">
      <style:paragraph-properties fo:text-align="start" style:justify-single-word="false"/>
      <style:text-properties officeooo:paragraph-rsid="0012cbc8"/>
    </style:style>
    <style:style style:name="P17" style:family="paragraph" style:parent-style-name="Standard" style:list-style-name="L13">
      <style:paragraph-properties fo:text-align="start" style:justify-single-word="false"/>
      <style:text-properties officeooo:paragraph-rsid="0012cbc8"/>
    </style:style>
    <style:style style:name="P18" style:family="paragraph" style:parent-style-name="Standard" style:list-style-name="L14">
      <style:paragraph-properties fo:text-align="start" style:justify-single-word="false"/>
      <style:text-properties officeooo:paragraph-rsid="0012cbc8"/>
    </style:style>
    <style:style style:name="P19" style:family="paragraph" style:parent-style-name="Standard" style:list-style-name="L17">
      <style:paragraph-properties fo:text-align="start" style:justify-single-word="false"/>
      <style:text-properties officeooo:paragraph-rsid="0012cbc8"/>
    </style:style>
    <style:style style:name="P20" style:family="paragraph" style:parent-style-name="Standard">
      <style:paragraph-properties fo:text-align="start" style:justify-single-word="false"/>
      <style:text-properties officeooo:paragraph-rsid="0012cbc8"/>
    </style:style>
    <style:style style:name="P2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2017e" officeooo:paragraph-rsid="0012017e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2bed1" officeooo:paragraph-rsid="0012bed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2017e" officeooo:paragraph-rsid="0012017e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2bed1" officeooo:paragraph-rsid="0012bed1" style:font-weight-asian="normal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fo:font-weight="normal" officeooo:rsid="0012bed1" officeooo:paragraph-rsid="0012bed1" style:font-weight-asian="normal" style:font-weight-complex="normal"/>
    </style:style>
    <style:style style:name="P26" style:family="paragraph" style:parent-style-name="Standard" style:list-style-name="L8">
      <style:paragraph-properties fo:text-align="start" style:justify-single-word="false"/>
      <style:text-properties fo:font-weight="normal" officeooo:rsid="0012bed1" officeooo:paragraph-rsid="0012bed1" style:font-weight-asian="normal" style:font-weight-complex="normal"/>
    </style:style>
    <style:style style:name="P27" style:family="paragraph" style:parent-style-name="Standard" style:list-style-name="L11">
      <style:paragraph-properties fo:text-align="start" style:justify-single-word="false"/>
      <style:text-properties fo:font-weight="normal" officeooo:rsid="0012bed1" officeooo:paragraph-rsid="0012bed1" style:font-weight-asian="normal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12017e" officeooo:paragraph-rsid="0012017e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12017e" officeooo:paragraph-rsid="0012017e" style:font-weight-asian="normal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12bed1" officeooo:paragraph-rsid="0012bed1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12bed1" officeooo:paragraph-rsid="0012bed1" style:font-weight-asian="normal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12bed1" officeooo:paragraph-rsid="0012bed1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bold" officeooo:rsid="0012bed1" officeooo:paragraph-rsid="0012bed1" style:font-weight-asian="bold" style:font-weight-complex="bold"/>
    </style:style>
    <style:style style:name="P34" style:family="paragraph" style:parent-style-name="Standard" style:list-style-name="L17">
      <style:paragraph-properties fo:text-align="start" style:justify-single-word="false"/>
      <style:text-properties officeooo:rsid="0012cbc8" officeooo:paragraph-rsid="0012cbc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cbc8" style:font-weight-asian="bold" style:font-weight-complex="bold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officeooo:rsid="00108adb" style:font-size-asian="12.25pt" style:font-size-complex="14pt"/>
    </style:style>
    <style:style style:name="T5" style:family="text">
      <style:text-properties fo:font-size="14pt" officeooo:rsid="0012bed1" style:font-size-asian="12.25pt" style:font-size-complex="14pt"/>
    </style:style>
    <style:style style:name="T6" style:family="text">
      <style:text-properties fo:font-size="14pt" officeooo:rsid="0012cbc8" style:font-size-asian="12.25pt" style:font-size-complex="14pt"/>
    </style:style>
    <style:style style:name="T7" style:family="text">
      <style:text-properties fo:font-size="14pt" fo:font-weight="bold" officeooo:rsid="0012017e" style:font-size-asian="12.25pt" style:font-weight-asian="bold" style:font-size-complex="14pt" style:font-weight-complex="bold"/>
    </style:style>
    <style:style style:name="T8" style:family="text">
      <style:text-properties fo:font-size="14pt" fo:font-weight="bold" officeooo:rsid="0011dc4a" style:font-size-asian="12.25pt" style:font-weight-asian="bold" style:font-size-complex="14pt" style:font-weight-complex="bold"/>
    </style:style>
    <style:style style:name="T9" style:family="text">
      <style:text-properties fo:font-size="14pt" style:text-underline-style="none" fo:font-weight="normal" officeooo:rsid="0012017e" style:font-size-asian="12.25pt" style:font-weight-asian="normal" style:font-size-complex="14pt" style:font-weight-complex="normal"/>
    </style:style>
    <style:style style:name="T10" style:family="text">
      <style:text-properties fo:font-size="14pt" style:text-underline-style="none" fo:font-weight="normal" officeooo:rsid="0012bed1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12cbc8" style:font-size-asian="12.25pt" style:font-weight-asian="normal" style:font-size-complex="14pt" style:font-weight-complex="normal"/>
    </style:style>
    <style:style style:name="T12" style:family="text">
      <style:text-properties officeooo:rsid="0011d68b"/>
    </style:style>
    <style:style style:name="T13" style:family="text">
      <style:text-properties officeooo:rsid="0012cb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P </text:span><text:span text:style-name="T2">Nº3</text:span><text:span text:style-name="T1">: Sockets</text:span> </text:p>
      <text:p text:style-name="P1"/>
      <text:p text:style-name="P9">Instalacion:</text:p>
      <text:p text:style-name="P2"/>
      <text:p text:style-name="P2">Base de datos:</text:p>
      <text:list xml:id="list1188804876" text:style-name="L1">
        <text:list-item>
          <text:p text:style-name="P3">PostgresSQL: 12</text:p>
        </text:list-item>
        <text:list-item>
          <text:p text:style-name="P3">Firebird: 3.0.5.33100</text:p>
        </text:list-item>
        <text:list-item>
          <text:p text:style-name="P3">MySql: Ver 14.14 Distrib 5.7.28</text:p>
        </text:list-item>
      </text:list>
      <text:p text:style-name="P2"/>
      <text:p text:style-name="P2"><text:span text:style-name="T12">Lenguaje del s</text:span>ervidor:</text:p>
      <text:list xml:id="list2466894565" text:style-name="L2">
        <text:list-item>
          <text:p text:style-name="P13"><text:span text:style-name="T4">Python: 2.7.15</text:span></text:p>
        </text:list-item>
      </text:list>
      <text:p text:style-name="P2"/>
      <text:p text:style-name="P2">Driver’s:</text:p>
      <text:list xml:id="list667317077" text:style-name="L3">
        <text:list-item>
          <text:p text:style-name="P4">Firebird: fdb </text:p>
        </text:list-item>
        <text:list-item>
          <text:p text:style-name="P4">Postgres: psycopg2</text:p>
        </text:list-item>
        <text:list-item>
          <text:p text:style-name="P4">Mysql: pymysql</text:p>
        </text:list-item>
      </text:list>
      <text:p text:style-name="P2"/>
      <text:p text:style-name="P10">Comunicacion entre cliente y servidor switch:</text:p>
      <text:p text:style-name="P10"/>
      <text:list xml:id="list4281391484" text:style-name="L16">
        <text:list-item>
          <text:p text:style-name="P12">El servidor instancia un socket, le asigna la ip y puerto y lo inicia, con capacidad para 10 conecciones:</text:p>
        </text:list-item>
      </text:list>
      <text:p text:style-name="P11"/>
      <text:p text:style-name="P11">def main():</text:p>
      <text:p text:style-name="P11"><text:s text:c="4"/>s = socket()</text:p>
      <text:p text:style-name="P11"><text:s text:c="4"/></text:p>
      <text:p text:style-name="P11"><text:s text:c="4"/># Escuchar peticiones en el puerto 6030.</text:p>
      <text:p text:style-name="P11"><text:s text:c="4"/>s.bind(("localhost", 6030))</text:p>
      <text:p text:style-name="P11"><text:s text:c="4"/>s.listen(10)</text:p>
      <text:p text:style-name="P10"/>
      <text:list xml:id="list3212683018" text:style-name="L14">
        <text:list-item>
          <text:p text:style-name="P18"><text:span text:style-name="T11">El cliente instancia un socket e inicia una coneccion con el socket &lt; localhost, 6030 &gt;</text:span></text:p>
        </text:list-item>
      </text:list>
      <text:p text:style-name="P10"/>
      <text:p text:style-name="P11">def main():</text:p>
      <text:p text:style-name="P11"><text:s text:c="4"/>s = socket()</text:p>
      <text:p text:style-name="P11"><text:s text:c="4"/>s.connect(("localhost", 6030))</text:p>
      <text:p text:style-name="P2"/>
      <text:list xml:id="list364445905" text:style-name="L15">
        <text:list-item>
          <text:p text:style-name="P7">El servidor recibe la solicitud de coneccion y es aceptada, guarda el objeto socket (conn) y la direccion del socket (addr):</text:p>
          <text:p text:style-name="P7"/>
        </text:list-item>
      </text:list>
      <text:p text:style-name="P8">while True:</text:p>
      <text:p text:style-name="P8"><text:s text:c="8"/>conn, addr = s.accept()</text:p>
      <text:p text:style-name="P8"/>
      <text:list xml:id="list1697781055" text:style-name="L17">
        <text:list-item>
          <text:p text:style-name="P19"><text:span text:style-name="T6">Una vez con los datos del socket guardados, instancia un hilo correspondiente a la coneccion con el cliente:</text:span></text:p>
          <text:p text:style-name="P19"><text:soft-page-break/><text:span text:style-name="T6">c = Client(conn, addr, conFdb, curFdb, conPsql, curPsql, conMy, curMy)</text:span></text:p>
          <text:p text:style-name="P19"><text:span text:style-name="T6"><text:s text:c="8"/>c.start()</text:span></text:p>
          <text:p text:style-name="P19"><text:span text:style-name="T6"><text:s text:c="8"/>print("%s:%d se ha conectado." % addr)</text:span></text:p>
        </text:list-item>
      </text:list>
      <text:p text:style-name="P20"><text:span text:style-name="T6"/></text:p>
      <text:list xml:id="list193042345146893" text:continue-numbering="true" text:style-name="L17">
        <text:list-item>
          <text:p text:style-name="P34"><text:span text:style-name="T6">U</text:span><text:span text:style-name="T3">na vez que el servidor instancio el cliente, el cliente ya esta habilitado para realizar consultas a las bases de datos.</text:span></text:p>
        </text:list-item>
      </text:list>
      <text:p text:style-name="P8"/>
      <text:p text:style-name="P2"/>
      <text:p text:style-name="P10">Comunicacion entre servidor switch y servidor BD:</text:p>
      <text:p text:style-name="P10"/>
      <text:list xml:id="list78642617" text:style-name="L13">
        <text:list-item>
          <text:p text:style-name="P17"><text:span text:style-name="T11">El servidor switch se conecta con las bases de datos:</text:span></text:p>
        </text:list-item>
      </text:list>
      <text:p text:style-name="P10"/>
      <text:p text:style-name="P11">#Conexion con Firebird</text:p>
      <text:p text:style-name="P11">conFdb =fdb.connect(dsn='/home/cavi/Escritorio/Universidad/Practica/BDII/clientes.fdb', user='sysdba', password='masterkey')</text:p>
      <text:p text:style-name="P11">print ('Conexion exitosa con Firebird')</text:p>
      <text:p text:style-name="P11">print ('Firebird version:',conFdb.version)</text:p>
      <text:p text:style-name="P11">print ('ODS version:',conFdb.ods)</text:p>
      <text:p text:style-name="P11">curFdb = conFdb.cursor()</text:p>
      <text:p text:style-name="P11"/>
      <text:p text:style-name="P11">#Conexion con PostgreSQL</text:p>
      <text:p text:style-name="P11">conPsql = psycopg2.connect("dbname=facturas user=postgres password=nicolas")</text:p>
      <text:p text:style-name="P11">curPsql = conPsql.cursor()</text:p>
      <text:p text:style-name="P11">print ('Conexion exitosa con PostgreSQL')</text:p>
      <text:p text:style-name="P11">print ('PostgreSQL version:',conPsql.server_version)</text:p>
      <text:p text:style-name="P11"/>
      <text:p text:style-name="P11">#Conexion con MySQL</text:p>
      <text:p text:style-name="P11">conMy = pymysql.connect("localhost","nicolas","nicolas","facturacion")</text:p>
      <text:p text:style-name="P11">curMy = conMy.cursor()</text:p>
      <text:p text:style-name="P11"/>
      <text:list xml:id="list1890946154" text:style-name="L12">
        <text:list-item>
          <text:p text:style-name="P16"><text:span text:style-name="T11">Luego, cuando se conecta un cliente, instancia un cliente y le envia como parametro los objetos resultantes de la conexión con la base de datos para que pueda realizar las consultas con las respectivas bases:</text:span></text:p>
        </text:list-item>
      </text:list>
      <text:p text:style-name="P11"/>
      <text:p text:style-name="P11">c = Client(conn, addr, conFdb, curFdb, conPsql, curPsql, conMy, curMy)</text:p>
      <text:p text:style-name="P11"/>
      <text:p text:style-name="P2"/>
      <text:p text:style-name="P2"/>
      <text:p text:style-name="P14"><text:span text:style-name="T8">C</text:span><text:span text:style-name="T7">reacion de base de datos:</text:span></text:p>
      <text:p text:style-name="P14"><text:span text:style-name="T7"/></text:p>
      <text:p text:style-name="P21"><text:span text:style-name="T3">MySQL:</text:span></text:p>
      <text:p text:style-name="P21"><text:span text:style-name="T3"/></text:p>
      <text:list xml:id="list892667782" text:style-name="L4">
        <text:list-item>
          <text:p text:style-name="P28"><text:span text:style-name="T3">msyql -u root -p</text:span></text:p>
        </text:list-item>
        <text:list-item>
          <text:p text:style-name="P28"><text:span text:style-name="T3">create database clientes;</text:span></text:p>
        </text:list-item>
      </text:list>
      <text:p text:style-name="P29"><text:span text:style-name="T3"/></text:p>
      <text:p text:style-name="P21"><text:soft-page-break/><text:span text:style-name="T3">PostgreSQL:</text:span></text:p>
      <text:p text:style-name="P29"><text:span text:style-name="T3"/></text:p>
      <text:list xml:id="list3468292041" text:style-name="L5">
        <text:list-item>
          <text:p text:style-name="P15"><text:span text:style-name="T9">psql -U </text:span><text:span text:style-name="T10">postgres</text:span><text:span text:style-name="T9"> -h localhost -W</text:span></text:p>
        </text:list-item>
        <text:list-item>
          <text:p text:style-name="P30"><text:span text:style-name="T3">create database facturacion;</text:span></text:p>
        </text:list-item>
      </text:list>
      <text:p text:style-name="P31"><text:span text:style-name="T3"/></text:p>
      <text:p text:style-name="P22"><text:span text:style-name="T3">Firebird:</text:span></text:p>
      <text:p text:style-name="P29"><text:span text:style-name="T3"/></text:p>
      <text:list xml:id="list2783682047" text:style-name="L6">
        <text:list-item>
          <text:p text:style-name="P32"><text:span text:style-name="T3">La base de datos fue creada a traves de la interfaz grafica de FlameRobin.</text:span></text:p>
        </text:list-item>
        <text:list-item>
          <text:p text:style-name="P32"><text:span text:style-name="T3">Database &gt;&gt; Create new database… &gt;&gt; personal.fdb</text:span></text:p>
        </text:list-item>
      </text:list>
      <text:p text:style-name="P31"><text:span text:style-name="T3"/></text:p>
      <text:p text:style-name="P29"><text:span text:style-name="T3"/></text:p>
      <text:p text:style-name="P23"><text:span text:style-name="T3">Una vez creada la</text:span><text:span text:style-name="T5">s</text:span><text:span text:style-name="T3"> base</text:span><text:span text:style-name="T5">s</text:span><text:span text:style-name="T3"> de datos, se puede iniciar el servidor switch y realizar las operaciones CRUD a traves del cliente.</text:span></text:p>
      <text:p text:style-name="P23"><text:span text:style-name="T3"/></text:p>
      <text:p text:style-name="P33"><text:span text:style-name="T3">Consultas a traves del cliente:</text:span></text:p>
      <text:p text:style-name="P33"><text:span text:style-name="T3"/></text:p>
      <text:list xml:id="list1010484441" text:style-name="L7">
        <text:list-item>
          <text:p text:style-name="P25"><text:span text:style-name="T3">inciar servidor:</text:span></text:p>
          <text:list>
            <text:list-item>
              <text:p text:style-name="P25"><text:span text:style-name="T3">#: python server.py</text:span></text:p>
            </text:list-item>
          </text:list>
        </text:list-item>
      </text:list>
      <text:p text:style-name="P24"><text:span text:style-name="T3"/></text:p>
      <text:list xml:id="list193042776705979" text:continue-numbering="true" text:style-name="L7">
        <text:list-item>
          <text:p text:style-name="P25"><text:span text:style-name="T3">Iniciar cliente:</text:span></text:p>
          <text:list>
            <text:list-item>
              <text:p text:style-name="P25"><text:span text:style-name="T3">#: python cliente.py</text:span></text:p>
            </text:list-item>
          </text:list>
        </text:list-item>
      </text:list>
      <text:p text:style-name="P24"><text:span text:style-name="T3"/></text:p>
      <text:list xml:id="list193041914633341" text:continue-numbering="true" text:style-name="L7">
        <text:list-item>
          <text:p text:style-name="P25"><text:span text:style-name="T3">Formular consulta:</text:span></text:p>
        </text:list-item>
      </text:list>
      <text:p text:style-name="P24"><text:span text:style-name="T3"><text:tab/></text:span></text:p>
      <text:list xml:id="list2414039502" text:style-name="L8">
        <text:list-item>
          <text:p text:style-name="P26"><text:span text:style-name="T3">[SGBD] [query SQL]</text:span></text:p>
        </text:list-item>
      </text:list>
      <text:p text:style-name="P24"><text:span text:style-name="T3"><text:tab/></text:span></text:p>
      <text:list xml:id="list3436197429" text:style-name="L11">
        <text:list-item>
          <text:p text:style-name="P27"><text:span text:style-name="T3">Crear tabla:</text:span></text:p>
          <text:list>
            <text:list-item>
              <text:p text:style-name="P27"><text:span text:style-name="T3">#: mysql create table ejemplo</text:span></text:p>
            </text:list-item>
            <text:list-item>
              <text:p text:style-name="P27"><text:span text:style-name="T3">Creamos una tabla en mysql</text:span></text:p>
            </text:list-item>
          </text:list>
        </text:list-item>
        <text:list-item>
          <text:p text:style-name="P27"><text:span text:style-name="T3">Insert:</text:span></text:p>
          <text:list>
            <text:list-item>
              <text:p text:style-name="P27"><text:span text:style-name="T3">#: postgres insert into ejemplob (nombre) values (‘nicolas’)</text:span></text:p>
            </text:list-item>
            <text:list-item>
              <text:p text:style-name="P27"><text:span text:style-name="T3">Insertamos una tupla en postgres</text:span></text:p>
            </text:list-item>
          </text:list>
        </text:list-item>
        <text:list-item>
          <text:p text:style-name="P27"><text:span text:style-name="T3">Delete:</text:span></text:p>
          <text:list>
            <text:list-item>
              <text:p text:style-name="P27"><text:span text:style-name="T3">#: firebird delete from ejemploc where id=1</text:span></text:p>
            </text:list-item>
            <text:list-item>
              <text:p text:style-name="P27"><text:span text:style-name="T3">Eliminamos la tupla con id = 1</text:span></text:p>
            </text:list-item>
          </text:list>
        </text:list-item>
      </text:list>
      <text:p text:style-name="P23"><text:span text:style-name="T3"/></text:p>
      <text:p text:style-name="P23"><text:span text:style-name="T3"><text:tab/></text:span></text:p>
      <text:p text:style-name="P5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22T17:52:22.456528115</meta:creation-date>
    <dc:date>2019-11-22T19:30:41.668351773</dc:date>
    <meta:editing-duration>PT14M25S</meta:editing-duration>
    <meta:editing-cycles>1</meta:editing-cycles>
    <meta:document-statistic meta:table-count="0" meta:image-count="0" meta:object-count="0" meta:page-count="3" meta:paragraph-count="81" meta:word-count="452" meta:character-count="2967" meta:non-whitespace-character-count="2573"/>
    <meta:generator>LibreOffice/6.3.3.2$Linux_X86_64 LibreOffice_project/30$Build-2</meta:generator>
  </office:meta>
</office:document-meta>
</file>